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ff969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fill-color="#ff8080" draw:textarea-vertical-align="middle" draw:auto-grow-height="false" fo:min-height="0.749cm" fo:min-width="0.499cm"/>
    </style:style>
    <style:style style:name="gr23" style:family="graphic" style:parent-style-name="standard">
      <style:graphic-properties draw:fill-color="#99ccff" draw:textarea-vertical-align="middle" draw:auto-grow-height="false" fo:min-height="0.749cm" fo:min-width="0.499cm"/>
    </style:style>
    <style:style style:name="gr24"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7" style:family="graphic" style:parent-style-name="standard" style:list-style-name="L2">
      <style:graphic-properties draw:stroke="none" draw:fill="none" fo:min-height="1.424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19.82cm"/>
    </style:style>
    <style:style style:name="gr29" style:family="graphic" style:parent-style-name="standard">
      <style:graphic-properties draw:stroke="none" draw:fill="none" fo:min-height="9.245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2" style:family="graphic" style:parent-style-name="standard">
      <style:graphic-properties draw:stroke="none" draw:fill-color="#cccccc" draw:textarea-vertical-align="middle" draw:auto-grow-height="false" fo:min-height="0.749cm" fo:min-width="0.499cm"/>
    </style:style>
    <style:style style:name="gr33" style:family="graphic" style:parent-style-name="standard">
      <style:graphic-properties draw:fill-color="#ff000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5" style:family="graphic" style:parent-style-name="standard">
      <style:graphic-properties draw:stroke="none" draw:fill="none" fo:min-height="1.02cm"/>
    </style:style>
    <style:style style:name="gr36" style:family="graphic" style:parent-style-name="standard">
      <style:graphic-properties draw:stroke="none" draw:fill-color="#cccccc" draw:textarea-horizontal-align="justify" draw:textarea-vertical-align="middle" draw:auto-grow-height="false"/>
    </style:style>
    <style:style style:name="gr37" style:family="graphic" style:parent-style-name="standard">
      <style:graphic-properties draw:fill-color="#ff6633" draw:textarea-horizontal-align="justify" draw:textarea-vertical-align="middle" draw:auto-grow-height="false"/>
    </style:style>
    <style:style style:name="gr38" style:family="graphic" style:parent-style-name="standard">
      <style:graphic-properties draw:stroke="none" draw:fill-color="#cccccc" draw:textarea-vertical-align="middle" draw:auto-grow-height="false" fo:min-height="0.749cm" fo:min-width="0.499cm"/>
    </style:style>
    <style:style style:name="gr39" style:family="graphic" style:parent-style-name="standard">
      <style:graphic-properties draw:fill-color="#ff0000" draw:textarea-vertical-align="middle" draw:auto-grow-height="false" fo:min-height="0.749cm" fo:min-width="0.499cm"/>
    </style:style>
    <style:style style:name="gr40"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1"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2"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3" style:family="graphic" style:parent-style-name="standard" style:list-style-name="L2">
      <style:graphic-properties draw:stroke="none" draw:fill="none" fo:min-height="3.75cm"/>
    </style:style>
    <style:style style:name="gr44" style:family="graphic" style:parent-style-name="standard">
      <style:graphic-properties draw:stroke="none" svg:stroke-color="#000000" draw:fill="solid" draw:fill-color="#ff9966" draw:auto-grow-height="true" draw:auto-grow-width="false" fo:max-height="0cm" fo:min-height="0cm"/>
    </style:style>
    <style:style style:name="gr45" style:family="graphic" style:parent-style-name="standard">
      <style:graphic-properties draw:stroke="none" draw:fill="none" fo:min-height="2.846cm"/>
    </style:style>
    <style:style style:name="gr46"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7"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1.678cm"/>
    </style:style>
    <style:style style:name="pr5" style:family="presentation" style:parent-style-name="Default-title">
      <style:graphic-properties draw:fill-color="#ffffff" fo:min-height="3.256cm"/>
    </style:style>
    <style:style style:name="pr6" style:family="presentation" style:parent-style-name="Default-title">
      <style:graphic-properties draw:fill-color="#ffffff" fo:min-height="1.637cm"/>
    </style:style>
    <style:style style:name="pr7" style:family="presentation" style:parent-style-name="Default-title">
      <style:graphic-properties draw:fill-color="#ffffff" fo:min-height="0.869cm"/>
    </style:style>
    <style:style style:name="pr8"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style:use-window-font-color="true" fo:font-weight="bold" style:font-weight-asian="bold" style:font-weight-complex="bold"/>
    </style:style>
    <style:style style:name="T11" style:family="text">
      <style:text-properties fo:color="#dc2300"/>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4pt" fo:font-weight="bold" style:font-size-asian="18pt" style:font-size-complex="18pt"/>
    </style:style>
    <style:style style:name="T14" style:family="text">
      <style:text-properties fo:font-size="14pt" style:font-size-asian="18pt" style:font-size-complex="18pt"/>
    </style:style>
    <style:style style:name="T15" style:family="text">
      <style:text-properties fo:font-size="26pt" fo:font-weight="bold" style:font-size-asian="26pt" style:font-weight-asian="bold" style:font-size-complex="26pt" style:font-weight-complex="bold"/>
    </style:style>
    <style:style style:name="T16" style:family="text">
      <style:text-properties fo:color="#e67814" fo:font-weight="normal" style:font-weight-asian="normal" style:font-weight-complex="normal"/>
    </style:style>
    <style:style style:name="T17" style:family="text">
      <style:text-properties fo:font-size="14pt"/>
    </style:style>
    <style:style style:name="T18"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1.586cm" svg:y="3.075cm">
          <text:p text:style-name="P1">Only built in (Float) objects as leaves</text:p>
          <draw:enhanced-geometry svg:viewBox="0 0 21600 21600" draw:text-areas="800 800 20800 20800" draw:type="round-rectangular-callout" draw:modifiers="-3822.83048211509 24823.5294117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2.272cm" svg:height="1.168cm" svg:x="15.508cm" svg:y="12.802cm">
          <text:p text:style-name="P5">Float</text:p>
          <draw:enhanced-geometry svg:viewBox="0 0 21600 21600" draw:text-areas="800 800 20800 20800" draw:type="round-rectangular-callout" draw:modifiers="-12904.8834139903 25960.6501283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1.737cm" svg:x="1.471cm" svg:y="0.168cm" presentation:class="title" presentation:user-transformed="true">
          <draw:text-box>
            <text:p text:style-name="P1">Object Construction Semantics</text:p>
          </draw:text-box>
        </draw:frame>
        <draw:frame draw:style-name="gr14" draw:text-style-name="P1" draw:layer="layout" svg:width="26.67cm" svg:height="18.026cm" svg:x="0.678cm" svg:y="2.379cm">
          <draw:text-box>
            <text:list text:style-name="L1">
              <text:list-item>
                <text:p text:style-name="P1">The exact semantics of object construction have to be decided.</text:p>
              </text:list-item>
            </text:list>
            <text:list text:style-name="L1">
              <text:list-item>
                <text:p text:style-name="P1"/>
              </text:list-item>
            </text:list>
            <text:list text:style-name="L1">
              <text:list-item>
                <text:p text:style-name="P1">There are several alternatives:</text:p>
              </text:list-item>
            </text:list>
            <text:list text:style-name="L1">
              <text:list-item>
                <text:p text:style-name="P2"><text:span text:style-name="T2">Current semantics</text:span> (mix of Python and prototype language)</text:p>
              </text:list-item>
            </text:list>
            <text:list text:style-name="L1">
              <text:list-item>
                <text:list>
                  <text:list-item>
                    <text:p text:style-name="P9">Data and methods are defined in class body. <text:span text:style-name="T6">(important)</text:span></text:p>
                  </text:list-item>
                </text:list>
              </text:list-item>
            </text:list>
            <text:list text:style-name="L1">
              <text:list-item>
                <text:list>
                  <text:list-item>
                    <text:p text:style-name="P9">At instance construction only the data attributes are copied to the instance. <text:span text:style-name="T7">(strange)</text:span></text:p>
                  </text:list-item>
                </text:list>
              </text:list-item>
            </text:list>
            <text:list text:style-name="L1">
              <text:list-item>
                <text:list>
                  <text:list-item>
                    <text:p text:style-name="P9">The '__init__' method is called directly after construction with constructor arguments.</text:p>
                  </text:list-item>
                </text:list>
              </text:list-item>
            </text:list>
            <text:list text:style-name="L1">
              <text:list-item>
                <text:list>
                  <text:list-item>
                    <text:p text:style-name="P9">Data attributes are looked up in the instance.</text:p>
                  </text:list-item>
                </text:list>
              </text:list-item>
            </text:list>
            <text:list text:style-name="L1">
              <text:list-item>
                <text:list>
                  <text:list-item>
                    <text:p text:style-name="P9">Methods are looked up in the class. <text:span text:style-name="T7">(strange)</text:span></text:p>
                  </text:list-item>
                </text:list>
              </text:list-item>
            </text:list>
            <text:list text:style-name="L1">
              <text:list-item>
                <text:list>
                  <text:list-item>
                    <text:list>
                      <text:list-item>
                        <text:p text:style-name="P10">Methods are wrapped in 'bound methods' when they are accessed.</text:p>
                      </text:list-item>
                    </text:list>
                  </text:list-item>
                </text:list>
              </text:list-item>
            </text:list>
            <text:list text:style-name="L1">
              <text:list-item>
                <text:list>
                  <text:list-item>
                    <text:p text:style-name="P9">Easy to call methods of a base class: Base.method(this, a, b, c) <text:span text:style-name="T6">(important)</text:span></text:p>
                  </text:list-item>
                </text:list>
              </text:list-item>
            </text:list>
            <text:list text:style-name="L1">
              <text:list-item>
                <text:p text:style-name="P2"><text:span text:style-name="T2">More prototype like</text:span> semantics:</text:p>
              </text:list-item>
            </text:list>
            <text:list text:style-name="L1">
              <text:list-item>
                <text:list>
                  <text:list-item>
                    <text:p text:style-name="P9"><text:span text:style-name="T8">Data and functions are defined in class body.</text:span><text:span text:style-name="T9"> </text:span><text:span text:style-name="T6">(important)</text:span></text:p>
                  </text:list-item>
                </text:list>
              </text:list-item>
            </text:list>
            <text:list text:style-name="L1">
              <text:list-item>
                <text:list>
                  <text:list-item>
                    <text:p text:style-name="P9">At instance construction all attributes are copied to the instance.</text:p>
                  </text:list-item>
                </text:list>
              </text:list-item>
            </text:list>
            <text:list text:style-name="L1">
              <text:list-item>
                <text:list>
                  <text:list-item>
                    <text:list>
                      <text:list-item>
                        <text:p text:style-name="P10">Do methods need to be wrapped in bound methods? <text:span text:style-name="T7">(strange)</text:span></text:p>
                      </text:list-item>
                    </text:list>
                  </text:list-item>
                </text:list>
              </text:list-item>
            </text:list>
            <text:list text:style-name="L1">
              <text:list-item>
                <text:list>
                  <text:list-item>
                    <text:p text:style-name="P9">How are methods of the base class called? <text:span text:style-name="T7">(read up on prototype languages)</text:span></text:p>
                  </text:list-item>
                </text:list>
              </text:list-item>
            </text:list>
            <text:list text:style-name="L1">
              <text:list-item>
                <text:p text:style-name="P2"><text:span text:style-name="T10">Classes are really special factory functions</text:span><text:span text:style-name="T8"> (old class model)</text:span></text:p>
              </text:list-item>
            </text:list>
            <text:list text:style-name="L1">
              <text:list-item>
                <text:list>
                  <text:list-item>
                    <text:p text:style-name="P9"><text:span text:style-name="T8">Inheritance is difficult if there are constructor arguments. Class templates are similar.</text:span><text:span text:style-name="T7">(strange)</text:span><text:span text:style-name="T8"> </text:span></text:p>
                  </text:list-item>
                </text:list>
              </text:list-item>
            </text:list>
            <text:list text:style-name="L1">
              <text:list-item>
                <text:list>
                  <text:list-item>
                    <text:p text:style-name="P9"><text:span text:style-name="T8">No other language as an example. </text:span><text:span text:style-name="T7">(strange)</text:span></text:p>
                  </text:list-item>
                </text:list>
              </text:list-item>
            </text:list>
            <text:list text:style-name="L1">
              <text:list-item>
                <text:p text:style-name="P2"><text:span text:style-name="T10">Python semantics</text:span><text:span text:style-name="T8">:</text:span></text:p>
              </text:list-item>
            </text:list>
            <text:list text:style-name="L1">
              <text:list-item>
                <text:list>
                  <text:list-item>
                    <text:p text:style-name="P9"><text:span text:style-name="T8">Methods are defined in class body, data is defined in '__init__' function. </text:span><text:span text:style-name="T11">(inconvenient)</text:span></text:p>
                  </text:list-item>
                </text:list>
              </text:list-item>
            </text:list>
            <text:list text:style-name="L1">
              <text:list-item>
                <text:p text:style-name="P2"><text:span text:style-name="T10">C++ semantics</text:span><text:span text:style-name="T8">:</text:span></text:p>
              </text:list-item>
            </text:list>
            <text:list text:style-name="L1">
              <text:list-item>
                <text:list>
                  <text:list-item>
                    <text:p text:style-name="P9"><text:span text:style-name="T8">Data and methods are defined in class body.</text:span><text:span text:style-name="T9"> </text:span><text:span text:style-name="T6">(important)</text:span></text:p>
                  </text:list-item>
                </text:list>
              </text:list-item>
            </text:list>
            <text:list text:style-name="L1">
              <text:list-item>
                <text:list>
                  <text:list-item>
                    <text:p text:style-name="P9"><text:span text:style-name="T8">Constructors of data attributes have to be called in the instance's constructor. </text:span><text:span text:style-name="T11">(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ollect data and code into simulation objects</text:p>
                  </text:list-item>
                </text:list>
              </text:list-item>
            </text:list>
            <text:list text:style-name="L1">
              <text:list-item>
                <text:list>
                  <text:list-item>
                    <text:p text:style-name="P9">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9">Remove variables that are used only once</text:p>
                  </text:list-item>
                </text:list>
              </text:list-item>
            </text:list>
            <text:list text:style-name="L1">
              <text:list-item>
                <text:list>
                  <text:list-item>
                    <text:p text:style-name="P9">Algebraic simplification of expressions</text:p>
                  </text:list-item>
                </text:list>
              </text:list-item>
            </text:list>
            <text:list text:style-name="L1">
              <text:list-item>
                <text:list>
                  <text:list-item>
                    <text:p text:style-name="P9">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2">Structure of the Abstract Syntax Tree (AST)</text:span></text:p>
          </draw:text-box>
        </draw:frame>
        <draw:custom-shape draw:style-name="gr3" draw:text-style-name="P6" draw:id="id16"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16" draw:start-glue-point="2" draw:end-shape="id17" draw:end-glue-point="3" svg:d="m2022 2710v16860h553">
          <text:p text:style-name="P1"/>
        </draw:connector>
        <draw:custom-shape draw:style-name="gr3" draw:text-style-name="P6" draw:id="id18"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18" draw:start-glue-point="2" draw:end-shape="id19" draw:end-glue-point="6" svg:d="m3492 8455v556h954">
          <text:p text:style-name="P1"/>
        </draw:connector>
        <draw:custom-shape draw:style-name="gr3" draw:text-style-name="P6" draw:id="id20"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21"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22"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20" draw:start-glue-point="2" draw:end-shape="id21" draw:end-glue-point="6" svg:d="m3492 13325v527h1538">
          <text:p text:style-name="P1"/>
        </draw:connector>
        <draw:connector draw:style-name="gr4" draw:text-style-name="P6" draw:layer="layout" svg:x1="3.492cm" svg:y1="13.325cm" svg:x2="5.03cm" svg:y2="14.787cm" draw:start-shape="id20" draw:start-glue-point="2" draw:end-shape="id22" draw:end-glue-point="6" svg:d="m3492 13325v1462h1538">
          <text:p text:style-name="P1"/>
        </draw:connector>
        <draw:custom-shape draw:style-name="gr3" draw:text-style-name="P6" draw:id="id23" draw:layer="layout" svg:width="1.905cm" svg:height="0.695cm" svg:x="6.1cm" svg:y="13.505cm">
          <text:p text:style-name="P5">Foo</text:p>
          <draw:enhanced-geometry svg:viewBox="0 0 21600 21600" draw:type="rectangle" draw:enhanced-path="M 0 0 L 21600 0 21600 21600 0 21600 0 0 Z N"/>
        </draw:custom-shape>
        <draw:custom-shape draw:style-name="gr16" draw:text-style-name="P5" draw:id="id24"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21" draw:start-glue-point="10" draw:end-shape="id23" draw:end-glue-point="3" svg:d="m5665 13852h435">
          <text:p text:style-name="P1"/>
        </draw:connector>
        <draw:connector draw:style-name="gr4" draw:text-style-name="P6" draw:layer="layout" svg:x1="5.665cm" svg:y1="14.787cm" svg:x2="6.1cm" svg:y2="14.792cm" draw:start-shape="id22" draw:start-glue-point="10" draw:end-shape="id24" draw:end-glue-point="3" svg:d="m5665 14787h217v5h218">
          <text:p text:style-name="P1"/>
        </draw:connector>
        <draw:custom-shape draw:style-name="gr5" draw:text-style-name="P5" draw:id="id25"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25" draw:start-glue-point="3" draw:end-shape="id20" draw:end-glue-point="2" svg:d="m5006 15671h-1514v-2346">
          <text:p text:style-name="P1"/>
        </draw:connector>
        <draw:connector draw:style-name="gr4" draw:text-style-name="P6" draw:layer="layout" svg:x1="2.022cm" svg:y1="2.71cm" svg:x2="2.54cm" svg:y2="8.107cm" draw:start-shape="id16" draw:start-glue-point="2" draw:end-shape="id18" draw:end-glue-point="3" svg:d="m2022 2710v5397h518">
          <text:p text:style-name="P1"/>
        </draw:connector>
        <draw:connector draw:style-name="gr4" draw:text-style-name="P6" draw:layer="layout" svg:x1="2.022cm" svg:y1="2.71cm" svg:x2="2.54cm" svg:y2="12.977cm" draw:start-shape="id16" draw:start-glue-point="2" draw:end-shape="id20" draw:end-glue-point="3" svg:d="m2022 2710v10267h518">
          <text:p text:style-name="P1"/>
        </draw:connector>
        <draw:custom-shape draw:style-name="gr3" draw:text-style-name="P6" draw:id="id26"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17" draw:start-glue-point="1" draw:end-shape="id26" draw:end-glue-point="3" svg:d="m5115 19570h286">
          <text:p text:style-name="P1"/>
        </draw:connector>
        <draw:custom-shape draw:style-name="gr3" draw:text-style-name="P6" draw:id="id19"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6"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27"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18" draw:start-glue-point="2" draw:end-shape="id27" draw:end-glue-point="3" svg:d="m3492 8455v1492h988">
          <text:p text:style-name="P1"/>
        </draw:connector>
        <draw:connector draw:style-name="gr4" draw:text-style-name="P6" draw:layer="layout" svg:x1="7.337cm" svg:y1="10.265cm" svg:x2="7.9cm" svg:y2="11.517cm" draw:start-shape="id27" draw:end-shape="id28" draw:end-glue-point="3" svg:d="m7337 10265v1252h563">
          <text:p text:style-name="P1"/>
        </draw:connector>
        <draw:custom-shape draw:style-name="gr3" draw:text-style-name="P6" draw:id="id17"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28"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30"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29" draw:start-glue-point="10" draw:end-shape="id30"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16" draw:start-glue-point="2" draw:end-shape="id29" draw:end-glue-point="6" svg:d="m2022 2710v14791h518">
          <text:p text:style-name="P1"/>
        </draw:connector>
        <draw:custom-shape draw:style-name="gr3" draw:text-style-name="P6" draw:id="id29"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31"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16" draw:start-glue-point="2" draw:end-shape="id31" draw:end-glue-point="6" svg:d="m2022 2710v2022h518">
          <text:p text:style-name="P1"/>
        </draw:connector>
        <draw:custom-shape draw:style-name="gr16" draw:text-style-name="P5" draw:id="id32"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31" draw:start-glue-point="10" draw:end-shape="id32"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5" draw:id="id55" draw:layer="layout" svg:width="3.175cm" svg:height="1.905cm" svg:x="5.636cm" svg:y="2.141cm">
          <text:p text:style-name="P5">builtin</text:p>
          <draw:enhanced-geometry svg:viewBox="0 0 88 21600" draw:mirror-horizontal="false" draw:mirror-vertical="false"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1" draw:layer="layout" svg:width="25.199cm" svg:height="1.737cm" svg:x="1.608cm" svg:y="0.197cm" presentation:class="title" presentation:user-transformed="true">
          <draw:text-box>
            <text:p text:style-name="P1">Symbol Table – Root Namespace</text:p>
          </draw:text-box>
        </draw:frame>
        <draw:frame draw:style-name="gr14"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3" draw:text-style-name="P6" draw:id="id34"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33" draw:start-glue-point="8" draw:end-shape="id34" draw:end-glue-point="6" svg:d="m11239 5545v959h506">
          <text:p text:style-name="P1"/>
        </draw:connector>
        <draw:connector draw:style-name="gr4" draw:text-style-name="P6" draw:layer="layout" svg:x1="12.113cm" svg:y1="6.929cm" svg:x2="13.445cm" svg:y2="7.15cm" draw:start-shape="id34" draw:start-glue-point="8" draw:end-shape="id35" draw:end-glue-point="3" svg:d="m12113 6929v221h1332">
          <text:p text:style-name="P1"/>
        </draw:connector>
        <draw:custom-shape draw:style-name="gr3" draw:text-style-name="P5" draw:id="id37"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9"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36" draw:start-glue-point="8" draw:end-shape="id37" draw:end-glue-point="6" svg:d="m12762 15045v4588h749">
          <text:p text:style-name="P1"/>
        </draw:connector>
        <draw:connector draw:style-name="gr4" draw:text-style-name="P6" draw:layer="layout" svg:x1="13.629cm" svg:y1="16.156cm" svg:x2="14.211cm" svg:y2="17.736cm" draw:start-shape="id38" draw:start-glue-point="8" draw:end-shape="id39" draw:end-glue-point="6" svg:d="m13629 16156v1580h582">
          <text:p text:style-name="P1"/>
        </draw:connector>
        <draw:connector draw:style-name="gr4" draw:text-style-name="P6" draw:layer="layout" svg:x1="14.146cm" svg:y1="19.633cm" svg:x2="14.716cm" svg:y2="19.633cm" draw:start-shape="id37" draw:start-glue-point="10" draw:end-shape="id40" draw:end-glue-point="3" svg:d="m14146 19633h570">
          <text:p text:style-name="P1"/>
        </draw:connector>
        <draw:connector draw:style-name="gr4" draw:text-style-name="P6" draw:layer="layout" svg:x1="14.846cm" svg:y1="17.736cm" svg:x2="15.285cm" svg:y2="17.736cm" draw:start-shape="id39" draw:start-glue-point="10" draw:end-shape="id41" draw:end-glue-point="3" svg:d="m14846 17736h439">
          <text:p text:style-name="P1"/>
        </draw:connector>
        <draw:custom-shape draw:style-name="gr3" draw:text-style-name="P5" draw:id="id42"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42" draw:start-glue-point="10" draw:end-shape="id43" draw:end-glue-point="3" svg:d="m14847 16693h393">
          <text:p text:style-name="P1"/>
        </draw:connector>
        <draw:connector draw:style-name="gr4" draw:text-style-name="P6" draw:layer="layout" svg:x1="14.212cm" svg:y1="16.693cm" svg:x2="13.629cm" svg:y2="16.156cm" draw:start-shape="id42" draw:start-glue-point="6" draw:end-shape="id38" draw:end-glue-point="8" svg:d="m14212 16693h-583v-537">
          <text:p text:style-name="P1"/>
        </draw:connector>
        <draw:connector draw:style-name="gr4" draw:text-style-name="P6" draw:layer="layout" svg:x1="11.81cm" svg:y1="14.64cm" svg:x2="11.239cm" svg:y2="5.545cm" draw:start-shape="id36" draw:start-glue-point="6" draw:end-shape="id33" draw:end-glue-point="8" svg:d="m11810 14640h-571v-9095">
          <text:p text:style-name="P1"/>
        </draw:connector>
        <draw:frame draw:style-name="gr18" draw:layer="layout" svg:width="0.502cm" svg:height="1.187cm" svg:x="-3.175cm" svg:y="13.269cm">
          <draw:text-box>
            <text:p text:style-name="P1"/>
          </draw:text-box>
        </draw:frame>
        <draw:custom-shape draw:style-name="gr19" draw:text-style-name="P6" draw:id="id47"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id="id33"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4"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44" draw:start-glue-point="6" draw:end-shape="id33" draw:end-glue-point="8" svg:d="m11780 8285h-541v-2740">
          <text:p text:style-name="P1"/>
        </draw:connector>
        <draw:custom-shape draw:style-name="gr3" draw:text-style-name="P6" draw:id="id36"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8"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36" draw:start-glue-point="8" draw:end-shape="id38" draw:end-glue-point="6" svg:d="m12762 15045v793h550">
          <text:p text:style-name="P1"/>
        </draw:connector>
        <draw:custom-shape draw:style-name="gr5" draw:text-style-name="P5" draw:id="id45"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45" draw:end-shape="id46" draw:end-glue-point="3" svg:d="m17039 18965v552h3263">
          <text:p text:style-name="P1"/>
        </draw:connector>
        <draw:custom-shape draw:style-name="gr6" draw:text-style-name="P6" draw:id="id46"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38" draw:start-glue-point="8" draw:end-shape="id45" draw:end-glue-point="3" svg:d="m13629 16156v2491h553">
          <text:p text:style-name="P1"/>
        </draw:connector>
        <draw:connector draw:style-name="gr4" draw:text-style-name="P6" draw:layer="layout" svg:x1="12.414cm" svg:y1="8.69cm" svg:x2="13.42cm" svg:y2="8.974cm" draw:start-shape="id44" draw:start-glue-point="8" draw:end-shape="id47" draw:end-glue-point="3" svg:d="m12414 8690v284h1006">
          <text:p text:style-name="P1"/>
        </draw:connector>
        <draw:custom-shape draw:style-name="gr3" draw:text-style-name="P6" draw:id="id48"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48" draw:start-glue-point="8" draw:end-shape="id49" draw:end-glue-point="3" svg:d="m12414 10190v241h1427">
          <text:p text:style-name="P1"/>
        </draw:connector>
        <draw:connector draw:style-name="gr4" draw:text-style-name="P6" draw:layer="layout" svg:x1="11.239cm" svg:y1="5.545cm" svg:x2="11.78cm" svg:y2="9.785cm" draw:start-shape="id33" draw:start-glue-point="8" draw:end-shape="id48" draw:end-glue-point="6" svg:d="m11239 5545v4240h541">
          <text:p text:style-name="P1"/>
        </draw:connector>
        <draw:custom-shape draw:style-name="gr3" draw:text-style-name="P5" draw:id="id50"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3.312cm" svg:y1="15.838cm" svg:x2="6.357cm" svg:y2="16.186cm" draw:start-shape="id38" draw:start-glue-point="6" draw:end-shape="id50" draw:end-glue-point="2" svg:d="m13312 15838c-4503 0-3752 428-4365 705s-2590 403-2590-357">
          <text:p text:style-name="P1"/>
        </draw:connector>
        <draw:custom-shape draw:style-name="gr22" draw:text-style-name="P5" draw:id="id35"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3"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1"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0"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51"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51" draw:start-glue-point="8" draw:end-shape="id52" draw:end-glue-point="3" svg:d="m12986 11790v242h856">
          <text:p text:style-name="P1"/>
        </draw:connector>
        <draw:connector draw:style-name="gr4" draw:text-style-name="P6" draw:layer="layout" svg:x1="11.78cm" svg:y1="11.385cm" svg:x2="11.239cm" svg:y2="5.545cm" draw:start-shape="id51" draw:start-glue-point="6" draw:end-shape="id33" draw:end-glue-point="8" svg:d="m11780 11385h-541v-5840">
          <text:p text:style-name="P1"/>
        </draw:connector>
        <draw:custom-shape draw:style-name="gr3" draw:text-style-name="P5" draw:id="id53"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53" draw:start-glue-point="8" draw:end-shape="id54" draw:end-glue-point="6" svg:d="m1387 2099v2494h8248">
          <text:p text:style-name="P1"/>
        </draw:connector>
        <draw:connector draw:style-name="gr4" draw:text-style-name="P6" draw:layer="layout" svg:x1="5.636cm" svg:y1="3.093cm" svg:x2="1.387cm" svg:y2="2.099cm" draw:start-shape="id55" draw:start-glue-point="6" draw:end-shape="id53" draw:end-glue-point="8" svg:d="m5636 3093h-4249v-994">
          <text:p text:style-name="P1"/>
        </draw:connector>
        <draw:custom-shape draw:style-name="gr3" draw:text-style-name="P5" draw:id="id54"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5" draw:id="id49"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5" draw:id="id52"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4" draw:text-style-name="P6" draw:layer="layout" draw:type="curve" svg:x1="6.357cm" svg:y1="15.491cm" svg:x2="11.78cm" svg:y2="8.285cm" draw:start-shape="id50" draw:start-glue-point="0" draw:end-shape="id44" draw:end-glue-point="6" svg:d="m6357 15491c0-4804 1807-7206 5423-7206">
          <text:p text:style-name="P1"/>
        </draw:connector>
        <draw:custom-shape draw:style-name="gr3" draw:text-style-name="P5" draw:id="id56"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81cm" svg:y1="14.64cm" svg:x2="8.762cm" svg:y2="14.988cm" draw:start-shape="id36" draw:start-glue-point="6" draw:end-shape="id56" draw:end-glue-point="2" svg:d="m11810 14640c-1572 0-1310 428-1679 705s-1369 403-1369-357">
          <text:p text:style-name="P1"/>
        </draw:connector>
        <draw:connector draw:style-name="gr24" draw:text-style-name="P6" draw:layer="layout" draw:type="curve" svg:x1="8.762cm" svg:y1="14.293cm" svg:x2="11.78cm" svg:y2="9.785cm" draw:start-shape="id56" draw:start-glue-point="0" draw:end-shape="id48" draw:end-glue-point="6" svg:d="m8762 14293c0-3006 1006-4508 3018-4508">
          <text:p text:style-name="P1"/>
        </draw:connector>
        <draw:custom-shape draw:style-name="gr9" draw:text-style-name="P5" draw:id="id57"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745cm" svg:y1="6.504cm" svg:x2="6.458cm" svg:y2="6.635cm" draw:start-shape="id34" draw:start-glue-point="6" draw:end-shape="id57" draw:end-glue-point="2" svg:d="m11745 6504c-3252 0-2710 319-3218 542s-2069 349-2069-411">
          <text:p text:style-name="P1"/>
        </draw:connector>
        <draw:connector draw:style-name="gr24" draw:text-style-name="P6" draw:layer="layout" draw:type="curve" svg:x1="6.458cm" svg:y1="5.94cm" svg:x2="6.457cm" svg:y2="4.445cm" draw:start-shape="id57" draw:start-glue-point="0" draw:end-shape="id58" draw:end-glue-point="8" svg:d="m6458 5940c0-1128-1-381-1-1495">
          <text:p text:style-name="P1"/>
        </draw:connector>
        <draw:custom-shape draw:style-name="gr9" draw:text-style-name="P5" draw:id="id58"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ExecutionEnvironment - Scope</text:p>
          </draw:text-box>
        </draw:frame>
        <draw:custom-shape draw:style-name="gr3" draw:text-style-name="P11" draw:layer="layout" svg:width="3.435cm" svg:height="0.515cm" svg:x="8.958cm" svg:y="14.597cm">
          <text:p text:style-name="P5"><text:span text:style-name="T13">Namespac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6.142cm">
          <text:p text:style-name="P5"><text:span text:style-name="T14">Global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3cm" svg:x="8.958cm" svg:y="15.629cm">
          <text:p text:style-name="P5"><text:span text:style-name="T14">This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5.11cm">
          <text:p text:style-name="P5"><text:span text:style-name="T14">Loc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4.354cm" svg:height="0.507cm" svg:x="13.976cm" svg:y="6.837cm">
          <text:p text:style-name="P5"><text:span text:style-name="T13">Namespace</text:span></text:p>
          <draw:enhanced-geometry svg:viewBox="0 0 21600 21600" draw:type="rectangle" draw:enhanced-path="M 0 0 L 21600 0 21600 21600 0 21600 0 0 Z N"/>
        </draw:custom-shape>
        <draw:custom-shape draw:style-name="gr3" draw:text-style-name="P12" draw:layer="layout" svg:width="4.354cm" svg:height="0.507cm" svg:x="13.976cm" svg:y="7.344cm">
          <text:p text:style-name="P5"><text:span text:style-name="T14">attributes</text:span></text:p>
          <draw:enhanced-geometry svg:viewBox="0 0 21600 21600" draw:type="rectangle" draw:enhanced-path="M 0 0 L 21600 0 21600 21600 0 21600 0 0 Z N"/>
        </draw:custom-shape>
        <draw:frame draw:style-name="gr25"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Callable Objects</text:p>
          </draw:text-box>
        </draw:frame>
        <draw:frame draw:style-name="gr26" draw:text-style-name="P3" draw:layer="layout" svg:width="23.705cm" svg:height="2.698cm" svg:x="2.148cm" svg:y="4.618cm">
          <draw:text-box>
            <text:list text:style-name="L1">
              <text:list-item>
                <text:p text:style-name="P3"><text:span text:style-name="T15">Protocol</text:span></text:p>
              </text:list-item>
            </text:list>
            <text:list text:style-name="L1">
              <text:list-item>
                <text:p text:style-name="P2">Inherit from <text:span text:style-name="T2">CallableObject</text:span></text:p>
              </text:list-item>
            </text:list>
            <text:list text:style-name="L1">
              <text:list-item>
                <text:p text:style-name="P2">Have Python method <text:span text:style-name="T2">__call__(self, *args, **kwargs)</text:span></text:p>
              </text:list-item>
            </text:list>
          </draw:text-box>
        </draw:frame>
        <draw:frame draw:style-name="gr27" draw:text-style-name="P2" draw:layer="layout" svg:width="23.705cm" svg:height="5.228cm" svg:x="2.148cm" svg:y="8.618cm">
          <draw:text-box>
            <text:list text:style-name="L2">
              <text:list-item>
                <text:p text:style-name="P2"><text:span text:style-name="T2">Siml objects</text:span><text:span text:style-name="T1"> (InterpreterObject, ast.Node) are passed as </text:span><text:span text:style-name="T2">arguments</text:span><text:span text:style-name="T1">.</text:span></text:p>
              </text:list-item>
            </text:list>
            <text:list text:style-name="L2">
              <text:list-item>
                <text:p text:style-name="P2"><text:span text:style-name="T1">“</text:span><text:span text:style-name="T1">__call__” method must work with </text:span><text:span text:style-name="T2">unevaluated expressions</text:span><text:span text:style-name="T1">.</text:span></text:p>
              </text:list-item>
            </text:list>
            <text:list text:style-name="L2">
              <text:list-item>
                <text:list>
                  <text:list-item>
                    <text:p text:style-name="P9"><text:span text:style-name="T16">Return an unevaluated expression (function call, simplified expression)???</text:span></text:p>
                  </text:list-item>
                </text:list>
              </text:list-item>
            </text:list>
            <text:list text:style-name="L2">
              <text:list-item>
                <text:list>
                  <text:list-item>
                    <text:list>
                      <text:list-item>
                        <text:p text:style-name="P10"><text:span text:style-name="T16">Maybe generating the unevaluated function call should be done in the expression visitor.</text:span></text:p>
                      </text:list-item>
                    </text:list>
                  </text:list-item>
                </text:list>
              </text:list-item>
            </text:list>
            <text:list text:style-name="L2">
              <text:list-item>
                <text:list>
                  <text:list-item>
                    <text:p text:style-name="P9"><text:span text:style-name="T1">or raise an exception that signals that the operation can't be done.</text:span></text:p>
                  </text:list-item>
                </text:list>
              </text:list-item>
            </text:list>
            <text:list text:style-name="L2">
              <text:list-item>
                <text:list>
                  <text:list-item>
                    <text:p text:style-name="P9"><text:span text:style-name="T1">For known values the function is executed.</text:span></text:p>
                  </text:list-item>
                </text:list>
              </text:list-item>
            </text:list>
          </draw:text-box>
        </draw:frame>
        <draw:frame draw:style-name="gr28" draw:text-style-name="P1" draw:layer="layout" svg:width="23.705cm" svg:height="2.384cm" svg:x="2.33cm" svg:y="14.761cm">
          <draw:text-box>
            <text:p text:style-name="P1">Arguments are parsed with the <text:span text:style-name="T2">interpreter.Argument</text:span> class.</text:p>
            <text:p text:style-name="P1">The class works with positional and keyword arguments; it does type checking if types are give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Zoo of Directly Callable Objects</text:p>
          </draw:text-box>
        </draw:frame>
        <draw:frame draw:style-name="gr29"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if arguments are consta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Simple wrapper:</text:p>
              </text:list-item>
            </text:list>
            <text:list text:style-name="L1">
              <text:list-item>
                <text:list>
                  <text:list-item>
                    <text:p text:style-name="P9">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custom-shape draw:style-name="gr30"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6"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89"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59"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6" draw:text-style-name="P5" draw:id="id90" draw:layer="layout" svg:width="1.905cm" svg:height="0.695cm" svg:x="19.84cm" svg:y="5.386cm">
          <text:p text:style-name="P5">Real</text:p>
          <draw:enhanced-geometry svg:viewBox="0 0 21600 21600" draw:type="rectangle" draw:enhanced-path="M 0 0 L 21600 0 21600 21600 0 21600 0 0 Z N"/>
        </draw:custom-shape>
        <draw:custom-shape draw:style-name="gr16" draw:text-style-name="P5" draw:id="id60"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59" draw:start-glue-point="10" draw:end-shape="id60" draw:end-glue-point="3" svg:d="m21110 6933h235v-5h235">
          <text:p text:style-name="P1"/>
        </draw:connector>
        <draw:custom-shape draw:style-name="gr3" draw:text-style-name="P6" draw:id="id61"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62"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3"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61" draw:start-glue-point="2" draw:end-shape="id62" draw:end-glue-point="6" svg:d="m20772 8821v552h953">
          <text:p text:style-name="P1"/>
        </draw:connector>
        <draw:connector draw:style-name="gr4" draw:text-style-name="P6" draw:layer="layout" svg:x1="20.772cm" svg:y1="8.821cm" svg:x2="21.725cm" svg:y2="10.283cm" draw:start-shape="id61" draw:start-glue-point="2" draw:end-shape="id63" draw:end-glue-point="6" svg:d="m20772 8821v1462h953">
          <text:p text:style-name="P1"/>
        </draw:connector>
        <draw:custom-shape draw:style-name="gr16" draw:text-style-name="P5" draw:id="id64" draw:layer="layout" svg:width="1.905cm" svg:height="0.695cm" svg:x="22.795cm" svg:y="9.036cm">
          <text:p text:style-name="P5">Real</text:p>
          <draw:enhanced-geometry svg:viewBox="0 0 21600 21600" draw:type="rectangle" draw:enhanced-path="M 0 0 L 21600 0 21600 21600 0 21600 0 0 Z N"/>
        </draw:custom-shape>
        <draw:custom-shape draw:style-name="gr16" draw:text-style-name="P5" draw:id="id65"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62" draw:start-glue-point="10" draw:end-shape="id64" draw:end-glue-point="3" svg:d="m22360 9373h217v10h218">
          <text:p text:style-name="P1"/>
        </draw:connector>
        <draw:connector draw:style-name="gr4" draw:text-style-name="P6" draw:layer="layout" svg:x1="22.36cm" svg:y1="10.283cm" svg:x2="22.795cm" svg:y2="10.288cm" draw:start-shape="id63" draw:start-glue-point="10" draw:end-shape="id65" draw:end-glue-point="3" svg:d="m22360 10283h217v5h218">
          <text:p text:style-name="P1"/>
        </draw:connector>
        <draw:custom-shape draw:style-name="gr3" draw:text-style-name="P6" draw:id="id66"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67"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8"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66" draw:start-glue-point="2" draw:end-shape="id67" draw:end-glue-point="6" svg:d="m21787 12726v552h543">
          <text:p text:style-name="P1"/>
        </draw:connector>
        <draw:connector draw:style-name="gr4" draw:text-style-name="P6" draw:layer="layout" svg:x1="21.787cm" svg:y1="12.726cm" svg:x2="22.33cm" svg:y2="14.188cm" draw:start-shape="id66" draw:start-glue-point="2" draw:end-shape="id68" draw:end-glue-point="6" svg:d="m21787 12726v1462h543">
          <text:p text:style-name="P1"/>
        </draw:connector>
        <draw:custom-shape draw:style-name="gr3" draw:text-style-name="P6" draw:id="id69" draw:layer="layout" svg:width="1.905cm" svg:height="0.695cm" svg:x="23.4cm" svg:y="12.906cm">
          <text:p text:style-name="P5">Foo</text:p>
          <draw:enhanced-geometry svg:viewBox="0 0 21600 21600" draw:type="rectangle" draw:enhanced-path="M 0 0 L 21600 0 21600 21600 0 21600 0 0 Z N"/>
        </draw:custom-shape>
        <draw:custom-shape draw:style-name="gr16" draw:text-style-name="P5" draw:id="id70"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67" draw:start-glue-point="10" draw:end-shape="id69" draw:end-glue-point="3" svg:d="m22965 13278h217v-25h218">
          <text:p text:style-name="P1"/>
        </draw:connector>
        <draw:connector draw:style-name="gr4" draw:text-style-name="P6" draw:layer="layout" svg:x1="22.965cm" svg:y1="14.188cm" svg:x2="23.4cm" svg:y2="14.193cm" draw:start-shape="id68" draw:start-glue-point="10" draw:end-shape="id70" draw:end-glue-point="3" svg:d="m22965 14188h217v5h218">
          <text:p text:style-name="P1"/>
        </draw:connector>
        <draw:connector draw:style-name="gr31" draw:text-style-name="P6" draw:layer="layout" draw:type="curve" draw:line-skew="1.666cm" svg:x1="23.75cm" svg:y1="12.378cm" svg:x2="21.725cm" svg:y2="8.473cm" draw:start-shape="id66" draw:start-glue-point="1" draw:end-shape="id61" draw:end-glue-point="1" svg:d="m23750 12378c3247 0 4260-3905-2025-3905">
          <text:p text:style-name="P1"/>
        </draw:connector>
        <draw:custom-shape draw:style-name="gr5" draw:text-style-name="P5" draw:id="id71"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71" draw:start-glue-point="3" draw:end-shape="id66" draw:end-glue-point="2" svg:d="m22306 15072h-519v-2346">
          <text:p text:style-name="P1"/>
        </draw:connector>
        <draw:custom-shape draw:style-name="gr5" draw:text-style-name="P5" draw:id="id72"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72" draw:start-glue-point="3" draw:end-shape="id61" draw:end-glue-point="2" svg:d="m21807 11137h-1035v-2316">
          <text:p text:style-name="P1"/>
        </draw:connector>
        <draw:custom-shape draw:style-name="gr3" draw:text-style-name="P6" draw:id="id73"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73" draw:start-glue-point="3" draw:end-shape="id74" draw:end-glue-point="3" svg:d="m935 6477h-501v12762h674">
          <text:p text:style-name="P1"/>
        </draw:connector>
        <draw:custom-shape draw:style-name="gr3" draw:text-style-name="P6" draw:id="id82"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75"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76"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77"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75" draw:start-glue-point="2" draw:end-shape="id76" draw:end-glue-point="6" svg:d="m3087 12327v552h543">
          <text:p text:style-name="P1"/>
        </draw:connector>
        <draw:connector draw:style-name="gr4" draw:text-style-name="P6" draw:layer="layout" svg:x1="3.087cm" svg:y1="12.327cm" svg:x2="3.63cm" svg:y2="13.789cm" draw:start-shape="id75" draw:start-glue-point="2" draw:end-shape="id77" draw:end-glue-point="6" svg:d="m3087 12327v1462h543">
          <text:p text:style-name="P1"/>
        </draw:connector>
        <draw:custom-shape draw:style-name="gr3" draw:text-style-name="P6" draw:id="id78" draw:layer="layout" svg:width="1.905cm" svg:height="0.695cm" svg:x="4.7cm" svg:y="12.507cm">
          <text:p text:style-name="P5">Foo</text:p>
          <draw:enhanced-geometry svg:viewBox="0 0 21600 21600" draw:type="rectangle" draw:enhanced-path="M 0 0 L 21600 0 21600 21600 0 21600 0 0 Z N"/>
        </draw:custom-shape>
        <draw:custom-shape draw:style-name="gr16" draw:text-style-name="P5" draw:id="id79"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76" draw:start-glue-point="10" draw:end-shape="id78" draw:end-glue-point="3" svg:d="m4265 12879h217v-25h218">
          <text:p text:style-name="P1"/>
        </draw:connector>
        <draw:connector draw:style-name="gr4" draw:text-style-name="P6" draw:layer="layout" svg:x1="4.265cm" svg:y1="13.789cm" svg:x2="4.7cm" svg:y2="13.794cm" draw:start-shape="id77" draw:start-glue-point="10" draw:end-shape="id79" draw:end-glue-point="3" svg:d="m4265 13789h217v5h218">
          <text:p text:style-name="P1"/>
        </draw:connector>
        <draw:custom-shape draw:style-name="gr5" draw:text-style-name="P5" draw:id="id80"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80" draw:start-glue-point="3" draw:end-shape="id75" draw:end-glue-point="2" svg:d="m3606 14673h-519v-2346">
          <text:p text:style-name="P1"/>
        </draw:connector>
        <draw:custom-shape draw:style-name="gr5" draw:text-style-name="P5" draw:id="id81"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81" draw:start-glue-point="3" draw:end-shape="id82" draw:end-glue-point="2" svg:d="m3107 10738h-1035v-1516">
          <text:p text:style-name="P1"/>
        </draw:connector>
        <draw:custom-shape draw:style-name="gr5" draw:text-style-name="P5" draw:id="id74"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88"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76cm" svg:height="0.962cm" svg:x="0.205cm" svg:y="1.846cm">
          <draw:text-box>
            <text:p text:style-name="P1">Parse tree from main source file:</text:p>
          </draw:text-box>
        </draw:frame>
        <draw:custom-shape draw:style-name="gr32"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4"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83"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60" draw:start-glue-point="1" draw:end-shape="id83" draw:end-glue-point="3" svg:d="m23485 6928h261v-11h263">
          <text:p text:style-name="P1"/>
        </draw:connector>
        <draw:frame draw:style-name="gr14"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3"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5" draw:text-style-name="P1" draw:layer="layout" svg:width="12.065cm" svg:height="1.673cm" svg:x="6.65cm" svg:y="16.245cm">
          <draw:text-box>
            <text:p text:style-name="P1">Build a recursive tree of data definitions. The leaves must be built in types.</text:p>
          </draw:text-box>
        </draw:frame>
        <draw:custom-shape draw:style-name="gr33"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84"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82" draw:start-glue-point="2" draw:end-shape="id84" draw:end-glue-point="6" svg:d="m2072 9222v587h973">
          <text:p text:style-name="P1"/>
        </draw:connector>
        <draw:custom-shape draw:style-name="gr16" draw:text-style-name="P5" draw:id="id85"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84" draw:start-glue-point="10" draw:end-shape="id85" draw:end-glue-point="3" svg:d="m4515 9809h250v10h250">
          <text:p text:style-name="P1"/>
        </draw:connector>
        <draw:frame draw:style-name="gr15" draw:layer="layout" svg:width="11.5cm" svg:height="0.962cm" svg:x="16.406cm" svg:y="1.846cm">
          <draw:text-box>
            <text:p text:style-name="P1">Complete parse tree of whole program:</text:p>
          </draw:text-box>
        </draw:frame>
        <draw:custom-shape draw:style-name="gr3" draw:text-style-name="P6" draw:id="id86"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7"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86" draw:start-glue-point="10" draw:end-shape="id87" draw:end-glue-point="3" svg:d="m3890 17080h255v1h256">
          <text:p text:style-name="P1"/>
        </draw:connector>
        <draw:connector draw:style-name="gr4" draw:text-style-name="P6" draw:layer="layout" svg:x1="0.935cm" svg:y1="6.477cm" svg:x2="1.108cm" svg:y2="7.94cm" draw:start-shape="id73" draw:start-glue-point="3" draw:end-shape="id88" draw:end-glue-point="3" svg:d="m935 6477h-501v1463h674">
          <text:p text:style-name="P1"/>
        </draw:connector>
        <draw:connector draw:style-name="gr4" draw:text-style-name="P6" draw:layer="layout" svg:x1="0.935cm" svg:y1="6.477cm" svg:x2="1.12cm" svg:y2="8.874cm" draw:start-shape="id73" draw:start-glue-point="3" draw:end-shape="id82" draw:end-glue-point="3" svg:d="m935 6477h-501v2397h686">
          <text:p text:style-name="P1"/>
        </draw:connector>
        <draw:connector draw:style-name="gr4" draw:text-style-name="P6" draw:layer="layout" svg:x1="0.935cm" svg:y1="6.477cm" svg:x2="1.125cm" svg:y2="11.979cm" draw:start-shape="id73" draw:start-glue-point="3" draw:end-shape="id75" draw:end-glue-point="3" svg:d="m935 6477h-501v5502h691">
          <text:p text:style-name="P1"/>
        </draw:connector>
        <draw:connector draw:style-name="gr4" draw:text-style-name="P6" draw:layer="layout" svg:x1="0.935cm" svg:y1="6.477cm" svg:x2="1.071cm" svg:y2="17.08cm" draw:start-shape="id73" draw:start-glue-point="3" draw:end-shape="id86" draw:end-glue-point="6" svg:d="m935 6477h-501v10603h637">
          <text:p text:style-name="P1"/>
        </draw:connector>
        <draw:connector draw:style-name="gr4" draw:text-style-name="P6" draw:layer="layout" svg:x1="19.535cm" svg:y1="4.176cm" svg:x2="19.84cm" svg:y2="5.733cm" draw:start-shape="id89" draw:start-glue-point="3" draw:end-shape="id90" draw:end-glue-point="3" svg:d="m19535 4176h-501v1557h806">
          <text:p text:style-name="P1"/>
        </draw:connector>
        <draw:connector draw:style-name="gr4" draw:text-style-name="P6" draw:layer="layout" svg:x1="19.535cm" svg:y1="4.176cm" svg:x2="19.84cm" svg:y2="6.933cm" draw:start-shape="id89" draw:start-glue-point="3" draw:end-shape="id59" draw:end-glue-point="6" svg:d="m19535 4176h-501v2757h806">
          <text:p text:style-name="P1"/>
        </draw:connector>
        <draw:connector draw:style-name="gr4" draw:text-style-name="P6" draw:layer="layout" svg:x1="19.535cm" svg:y1="4.176cm" svg:x2="19.82cm" svg:y2="8.473cm" draw:start-shape="id89" draw:start-glue-point="3" draw:end-shape="id61" draw:end-glue-point="3" svg:d="m19535 4176h-501v4297h786">
          <text:p text:style-name="P1"/>
        </draw:connector>
        <draw:connector draw:style-name="gr4" draw:text-style-name="P6" draw:layer="layout" svg:x1="19.535cm" svg:y1="4.176cm" svg:x2="19.825cm" svg:y2="12.378cm" draw:start-shape="id89" draw:start-glue-point="3" draw:end-shape="id66" draw:end-glue-point="3" svg:d="m19535 4176h-501v8202h791">
          <text:p text:style-name="P1"/>
        </draw:connector>
        <draw:frame draw:style-name="gr3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6" draw:text-style-name="P6" draw:id="id91"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89" draw:start-glue-point="3" draw:end-shape="id91" draw:end-glue-point="3" svg:d="m19535 4176h-501v14271h651">
          <text:p text:style-name="P1"/>
        </draw:connector>
        <draw:custom-shape draw:style-name="gr36" draw:text-style-name="P13"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2"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6" draw:text-style-name="P1" draw:layer="layout" svg:width="25.199cm" svg:height="1.737cm" svg:x="1.4cm" svg:y="0.219cm" presentation:class="title" presentation:user-transformed="true">
          <draw:text-box>
            <text:p text:style-name="P1">Build Recursive Data Tree</text:p>
          </draw:text-box>
        </draw:frame>
        <draw:custom-shape draw:style-name="gr36"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9"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30"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30"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93"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4"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92" draw:start-glue-point="8" draw:end-shape="id93" draw:end-glue-point="6" svg:d="m13165 12312v4267h765">
            <text:p text:style-name="P1"/>
          </draw:connector>
          <draw:connector draw:style-name="gr4" draw:text-style-name="P6" draw:layer="layout" svg:x1="13.165cm" svg:y1="12.312cm" svg:x2="13.93cm" svg:y2="17.489cm" draw:start-shape="id92" draw:start-glue-point="8" draw:end-shape="id94" draw:end-glue-point="6" svg:d="m13165 12312v5177h765">
            <text:p text:style-name="P1"/>
          </draw:connector>
          <draw:custom-shape draw:style-name="gr3" draw:text-style-name="P6" draw:id="id95" draw:layer="layout" svg:width="1.905cm" svg:height="0.695cm" svg:x="15cm" svg:y="16.247cm">
            <text:p text:style-name="P5">Foo</text:p>
            <draw:enhanced-geometry svg:viewBox="0 0 21600 21600" draw:type="rectangle" draw:enhanced-path="M 0 0 L 21600 0 21600 21600 0 21600 0 0 Z N"/>
          </draw:custom-shape>
          <draw:custom-shape draw:style-name="gr16" draw:text-style-name="P5" draw:id="id96"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93" draw:start-glue-point="10" draw:end-shape="id95" draw:end-glue-point="3" svg:d="m14565 16579h217v15h218">
            <text:p text:style-name="P1"/>
          </draw:connector>
          <draw:connector draw:style-name="gr4" draw:text-style-name="P6" draw:layer="layout" svg:x1="14.565cm" svg:y1="17.489cm" svg:x2="15cm" svg:y2="17.494cm" draw:start-shape="id94" draw:start-glue-point="10" draw:end-shape="id96" draw:end-glue-point="3" svg:d="m14565 17489h217v5h218">
            <text:p text:style-name="P1"/>
          </draw:connector>
          <draw:custom-shape draw:style-name="gr5" draw:text-style-name="P5" draw:id="id97"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97" draw:start-glue-point="3" draw:end-shape="id92" draw:end-glue-point="8" svg:d="m13906 18373h-741v-6061">
            <text:p text:style-name="P1"/>
          </draw:connector>
          <draw:custom-shape draw:style-name="gr3" draw:text-style-name="P6" draw:id="id98"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9"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92" draw:start-glue-point="8" draw:end-shape="id98" draw:end-glue-point="6" svg:d="m13165 12312v981h760">
            <text:p text:style-name="P1"/>
          </draw:connector>
          <draw:connector draw:style-name="gr4" draw:text-style-name="P6" draw:layer="layout" svg:x1="13.165cm" svg:y1="12.312cm" svg:x2="13.925cm" svg:y2="14.203cm" draw:start-shape="id92" draw:start-glue-point="8" draw:end-shape="id99" draw:end-glue-point="6" svg:d="m13165 12312v1891h760">
            <text:p text:style-name="P1"/>
          </draw:connector>
          <draw:custom-shape draw:style-name="gr16" draw:text-style-name="P5" draw:id="id100" draw:layer="layout" svg:width="1.905cm" svg:height="0.695cm" svg:x="14.995cm" svg:y="12.956cm">
            <text:p text:style-name="P5">Real</text:p>
            <draw:enhanced-geometry svg:viewBox="0 0 21600 21600" draw:type="rectangle" draw:enhanced-path="M 0 0 L 21600 0 21600 21600 0 21600 0 0 Z N"/>
          </draw:custom-shape>
          <draw:custom-shape draw:style-name="gr16" draw:text-style-name="P5" draw:id="id101"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98" draw:start-glue-point="10" draw:end-shape="id100" draw:end-glue-point="3" svg:d="m14560 13293h217v10h218">
            <text:p text:style-name="P1"/>
          </draw:connector>
          <draw:connector draw:style-name="gr4" draw:text-style-name="P6" draw:layer="layout" svg:x1="14.56cm" svg:y1="14.203cm" svg:x2="14.995cm" svg:y2="14.208cm" draw:start-shape="id99" draw:start-glue-point="10" draw:end-shape="id101" draw:end-glue-point="3" svg:d="m14560 14203h217v5h218">
            <text:p text:style-name="P1"/>
          </draw:connector>
          <draw:custom-shape draw:style-name="gr5" draw:text-style-name="P5" draw:id="id102"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02" draw:start-glue-point="3" draw:end-shape="id92" draw:end-glue-point="8" svg:d="m14007 15057h-842v-2745">
            <text:p text:style-name="P1"/>
          </draw:connector>
          <draw:frame draw:style-name="gr15" draw:layer="layout" svg:width="6.111cm" svg:height="0.962cm" svg:x="18.64cm" svg:y="12.7cm">
            <draw:text-box>
              <text:p text:style-name="P1">interpret statements</text:p>
            </draw:text-box>
          </draw:frame>
          <draw:custom-shape draw:style-name="gr39"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92"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3"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92" draw:start-glue-point="10" draw:end-shape="id103" draw:end-glue-point="3" svg:d="m14805 11818h410v-9h411">
            <text:p text:style-name="P1"/>
          </draw:connector>
          <draw:custom-shape draw:style-name="gr39"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11cm" svg:height="0.962cm" svg:x="18.641cm" svg:y="15.9cm">
            <draw:text-box>
              <text:p text:style-name="P1">interpret statements</text:p>
            </draw:text-box>
          </draw:frame>
        </draw:g>
        <draw:custom-shape draw:style-name="gr39"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39"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04"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04" draw:start-glue-point="3" draw:end-shape="id105" draw:end-glue-point="6" svg:d="m1235 3276h-501v16803h636">
            <text:p text:style-name="P1"/>
          </draw:connector>
          <draw:custom-shape draw:style-name="gr3" draw:text-style-name="P6" draw:id="id106"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07"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8"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1"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06" draw:start-glue-point="2" draw:end-shape="id107" draw:end-glue-point="6" svg:d="m2592 9356v552h953">
            <text:p text:style-name="P1"/>
          </draw:connector>
          <draw:connector draw:style-name="gr4" draw:text-style-name="P6" draw:layer="layout" svg:x1="2.592cm" svg:y1="9.356cm" svg:x2="3.545cm" svg:y2="10.818cm" draw:start-shape="id106" draw:start-glue-point="2" draw:end-shape="id108" draw:end-glue-point="6" svg:d="m2592 9356v1462h953">
            <text:p text:style-name="P1"/>
          </draw:connector>
          <draw:custom-shape draw:style-name="gr16" draw:text-style-name="P5" draw:id="id126" draw:layer="layout" svg:width="1.905cm" svg:height="0.695cm" svg:x="1.64cm" svg:y="4.486cm">
            <text:p text:style-name="P5">Real</text:p>
            <draw:enhanced-geometry svg:viewBox="0 0 21600 21600" draw:type="rectangle" draw:enhanced-path="M 0 0 L 21600 0 21600 21600 0 21600 0 0 Z N"/>
          </draw:custom-shape>
          <draw:custom-shape draw:style-name="gr16" draw:text-style-name="P5" draw:id="id109" draw:layer="layout" svg:width="1.905cm" svg:height="0.695cm" svg:x="4.615cm" svg:y="9.571cm">
            <text:p text:style-name="P5">Real</text:p>
            <draw:enhanced-geometry svg:viewBox="0 0 21600 21600" draw:type="rectangle" draw:enhanced-path="M 0 0 L 21600 0 21600 21600 0 21600 0 0 Z N"/>
          </draw:custom-shape>
          <draw:custom-shape draw:style-name="gr16" draw:text-style-name="P5" draw:id="id110"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07" draw:start-glue-point="10" draw:end-shape="id109" draw:end-glue-point="3" svg:d="m4180 9908h217v10h218">
            <text:p text:style-name="P1"/>
          </draw:connector>
          <draw:connector draw:style-name="gr4" draw:text-style-name="P6" draw:layer="layout" svg:x1="4.18cm" svg:y1="10.818cm" svg:x2="4.615cm" svg:y2="10.823cm" draw:start-shape="id108" draw:start-glue-point="10" draw:end-shape="id110" draw:end-glue-point="3" svg:d="m4180 10818h217v5h218">
            <text:p text:style-name="P1"/>
          </draw:connector>
          <draw:custom-shape draw:style-name="gr16" draw:text-style-name="P5" draw:id="id112"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11" draw:start-glue-point="10" draw:end-shape="id112" draw:end-glue-point="3" svg:d="m2910 6033h185v-5h185">
            <text:p text:style-name="P1"/>
          </draw:connector>
          <draw:custom-shape draw:style-name="gr3" draw:text-style-name="P6" draw:id="id113"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14"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5"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13" draw:start-glue-point="2" draw:end-shape="id114" draw:end-glue-point="6" svg:d="m2572 12321v552h953">
            <text:p text:style-name="P1"/>
          </draw:connector>
          <draw:connector draw:style-name="gr4" draw:text-style-name="P6" draw:layer="layout" svg:x1="2.572cm" svg:y1="12.321cm" svg:x2="3.525cm" svg:y2="13.783cm" draw:start-shape="id113" draw:start-glue-point="2" draw:end-shape="id115" draw:end-glue-point="6" svg:d="m2572 12321v1462h953">
            <text:p text:style-name="P1"/>
          </draw:connector>
          <draw:custom-shape draw:style-name="gr16" draw:text-style-name="P5" draw:id="id116" draw:layer="layout" svg:width="1.905cm" svg:height="0.695cm" svg:x="4.595cm" svg:y="12.536cm">
            <text:p text:style-name="P5">Real</text:p>
            <draw:enhanced-geometry svg:viewBox="0 0 21600 21600" draw:type="rectangle" draw:enhanced-path="M 0 0 L 21600 0 21600 21600 0 21600 0 0 Z N"/>
          </draw:custom-shape>
          <draw:custom-shape draw:style-name="gr16" draw:text-style-name="P5" draw:id="id117"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14" draw:start-glue-point="10" draw:end-shape="id116" draw:end-glue-point="3" svg:d="m4160 12873h217v10h218">
            <text:p text:style-name="P1"/>
          </draw:connector>
          <draw:connector draw:style-name="gr4" draw:text-style-name="P6" draw:layer="layout" svg:x1="4.16cm" svg:y1="13.783cm" svg:x2="4.595cm" svg:y2="13.788cm" draw:start-shape="id115" draw:start-glue-point="10" draw:end-shape="id117" draw:end-glue-point="3" svg:d="m4160 13783h217v5h218">
            <text:p text:style-name="P1"/>
          </draw:connector>
          <draw:custom-shape draw:style-name="gr3" draw:text-style-name="P6" draw:id="id118"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19"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0"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18" draw:start-glue-point="2" draw:end-shape="id119" draw:end-glue-point="6" svg:d="m3587 16226v552h543">
            <text:p text:style-name="P1"/>
          </draw:connector>
          <draw:connector draw:style-name="gr4" draw:text-style-name="P6" draw:layer="layout" svg:x1="3.587cm" svg:y1="16.226cm" svg:x2="4.13cm" svg:y2="17.688cm" draw:start-shape="id118" draw:start-glue-point="2" draw:end-shape="id120" draw:end-glue-point="6" svg:d="m3587 16226v1462h543">
            <text:p text:style-name="P1"/>
          </draw:connector>
          <draw:custom-shape draw:style-name="gr3" draw:text-style-name="P6" draw:id="id121" draw:layer="layout" svg:width="1.905cm" svg:height="0.695cm" svg:x="5.2cm" svg:y="16.446cm">
            <text:p text:style-name="P5">Foo</text:p>
            <draw:enhanced-geometry svg:viewBox="0 0 21600 21600" draw:type="rectangle" draw:enhanced-path="M 0 0 L 21600 0 21600 21600 0 21600 0 0 Z N"/>
          </draw:custom-shape>
          <draw:custom-shape draw:style-name="gr16" draw:text-style-name="P5" draw:id="id122"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19" draw:start-glue-point="10" draw:end-shape="id121" draw:end-glue-point="3" svg:d="m4765 16778h217v15h218">
            <text:p text:style-name="P1"/>
          </draw:connector>
          <draw:connector draw:style-name="gr4" draw:text-style-name="P6" draw:layer="layout" svg:x1="4.765cm" svg:y1="17.688cm" svg:x2="5.2cm" svg:y2="17.693cm" draw:start-shape="id120" draw:start-glue-point="10" draw:end-shape="id122" draw:end-glue-point="3" svg:d="m4765 17688h217v5h218">
            <text:p text:style-name="P1"/>
          </draw:connector>
          <draw:custom-shape draw:style-name="gr5" draw:text-style-name="P5" draw:id="id123"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23" draw:start-glue-point="3" draw:end-shape="id118" draw:end-glue-point="2" svg:d="m4106 18572h-519v-2346">
            <text:p text:style-name="P1"/>
          </draw:connector>
          <draw:custom-shape draw:style-name="gr5" draw:text-style-name="P5" draw:id="id124"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24" draw:start-glue-point="3" draw:end-shape="id113" draw:end-glue-point="2" svg:d="m3607 14637h-1035v-2316">
            <text:p text:style-name="P1"/>
          </draw:connector>
          <draw:custom-shape draw:style-name="gr39"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25"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25" draw:start-glue-point="3" draw:end-shape="id112" draw:end-glue-point="1" svg:d="m5510 6037h-163v-9h-162">
            <text:p text:style-name="P1"/>
          </draw:connector>
          <draw:connector draw:style-name="gr4" draw:text-style-name="P6" draw:layer="layout" svg:x1="1.235cm" svg:y1="3.276cm" svg:x2="1.64cm" svg:y2="4.833cm" draw:start-shape="id104" draw:start-glue-point="3" draw:end-shape="id126" draw:end-glue-point="3" svg:d="m1235 3276h-501v1557h906">
            <text:p text:style-name="P1"/>
          </draw:connector>
          <draw:connector draw:style-name="gr4" draw:text-style-name="P6" draw:layer="layout" svg:x1="1.235cm" svg:y1="3.276cm" svg:x2="1.64cm" svg:y2="6.033cm" draw:start-shape="id104" draw:start-glue-point="3" draw:end-shape="id111" draw:end-glue-point="6" svg:d="m1235 3276h-501v2757h906">
            <text:p text:style-name="P1"/>
          </draw:connector>
          <draw:connector draw:style-name="gr4" draw:text-style-name="P6" draw:layer="layout" svg:x1="1.235cm" svg:y1="3.276cm" svg:x2="1.64cm" svg:y2="9.008cm" draw:start-shape="id104" draw:start-glue-point="3" draw:end-shape="id106" draw:end-glue-point="3" svg:d="m1235 3276h-501v5732h906">
            <text:p text:style-name="P1"/>
          </draw:connector>
          <draw:connector draw:style-name="gr4" draw:text-style-name="P6" draw:layer="layout" svg:x1="1.235cm" svg:y1="3.276cm" svg:x2="1.62cm" svg:y2="11.973cm" draw:start-shape="id104" draw:start-glue-point="3" draw:end-shape="id113" draw:end-glue-point="3" svg:d="m1235 3276h-501v8697h886">
            <text:p text:style-name="P1"/>
          </draw:connector>
          <draw:connector draw:style-name="gr4" draw:text-style-name="P6" draw:layer="layout" svg:x1="1.235cm" svg:y1="3.276cm" svg:x2="1.625cm" svg:y2="15.878cm" draw:start-shape="id104" draw:start-glue-point="3" draw:end-shape="id118" draw:end-glue-point="3" svg:d="m1235 3276h-501v12602h891">
            <text:p text:style-name="P1"/>
          </draw:connector>
          <draw:connector draw:style-name="gr40" draw:text-style-name="P6" draw:layer="layout" draw:type="curve" draw:line-skew="-0.597cm" svg:x1="1.625cm" svg:y1="15.878cm" svg:x2="1.62cm" svg:y2="11.973cm" draw:start-shape="id118" draw:start-glue-point="3" draw:end-shape="id113" draw:end-glue-point="3" svg:d="m1625 15878c-1654 0-1652-3905-5-3905">
            <text:p text:style-name="P1"/>
          </draw:connector>
          <draw:custom-shape draw:style-name="gr3" draw:text-style-name="P6" draw:id="id105"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7"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05" draw:start-glue-point="10" draw:end-shape="id127" draw:end-glue-point="3" svg:d="m4189 20079h255v15h256">
            <text:p text:style-name="P1"/>
          </draw:connector>
        </draw:g>
        <draw:g>
          <draw:custom-shape draw:style-name="gr41"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30"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29"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28" draw:start-glue-point="8" draw:end-shape="id129" draw:end-glue-point="6" svg:d="m11866 4012v2968h764">
            <text:p text:style-name="P1"/>
          </draw:connector>
          <draw:connector draw:style-name="gr4" draw:text-style-name="P6" draw:layer="layout" svg:x1="11.866cm" svg:y1="4.012cm" svg:x2="12.63cm" svg:y2="10.19cm" draw:start-shape="id128" draw:start-glue-point="8" draw:end-shape="id130" draw:end-glue-point="6" svg:d="m11866 4012v6178h764">
            <text:p text:style-name="P1"/>
          </draw:connector>
          <draw:custom-shape draw:style-name="gr3" draw:text-style-name="P6" draw:id="id131" draw:layer="layout" svg:width="1.905cm" svg:height="0.695cm" svg:x="13.7cm" svg:y="6.648cm">
            <text:p text:style-name="P5">Foo</text:p>
            <draw:enhanced-geometry svg:viewBox="0 0 21600 21600" draw:type="rectangle" draw:enhanced-path="M 0 0 L 21600 0 21600 21600 0 21600 0 0 Z N"/>
          </draw:custom-shape>
          <draw:custom-shape draw:style-name="gr16" draw:text-style-name="P5" draw:id="id132"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29" draw:start-glue-point="10" draw:end-shape="id131" draw:end-glue-point="3" svg:d="m13265 6980h217v15h218">
            <text:p text:style-name="P1"/>
          </draw:connector>
          <draw:connector draw:style-name="gr4" draw:text-style-name="P6" draw:layer="layout" svg:x1="13.265cm" svg:y1="10.19cm" svg:x2="13.7cm" svg:y2="10.195cm" draw:start-shape="id130" draw:start-glue-point="10" draw:end-shape="id132" draw:end-glue-point="3" svg:d="m13265 10190h217v5h218">
            <text:p text:style-name="P1"/>
          </draw:connector>
          <draw:custom-shape draw:style-name="gr3" draw:text-style-name="P6" draw:id="id133"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4"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28" draw:start-glue-point="8" draw:end-shape="id133" draw:end-glue-point="6" svg:d="m11866 4012v782h759">
            <text:p text:style-name="P1"/>
          </draw:connector>
          <draw:connector draw:style-name="gr4" draw:text-style-name="P6" draw:layer="layout" svg:x1="11.866cm" svg:y1="4.012cm" svg:x2="12.625cm" svg:y2="5.704cm" draw:start-shape="id128" draw:start-glue-point="8" draw:end-shape="id134" draw:end-glue-point="6" svg:d="m11866 4012v1692h759">
            <text:p text:style-name="P1"/>
          </draw:connector>
          <draw:custom-shape draw:style-name="gr16" draw:text-style-name="P5" draw:id="id135" draw:layer="layout" svg:width="1.905cm" svg:height="0.695cm" svg:x="13.695cm" svg:y="4.453cm">
            <text:p text:style-name="P5">Real</text:p>
            <draw:enhanced-geometry svg:viewBox="0 0 21600 21600" draw:type="rectangle" draw:enhanced-path="M 0 0 L 21600 0 21600 21600 0 21600 0 0 Z N"/>
          </draw:custom-shape>
          <draw:custom-shape draw:style-name="gr16" draw:text-style-name="P5" draw:id="id136"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33" draw:start-glue-point="10" draw:end-shape="id135" draw:end-glue-point="3" svg:d="m13260 4794h217v6h218">
            <text:p text:style-name="P1"/>
          </draw:connector>
          <draw:connector draw:style-name="gr4" draw:text-style-name="P6" draw:layer="layout" svg:x1="13.26cm" svg:y1="5.704cm" svg:x2="13.695cm" svg:y2="5.709cm" draw:start-shape="id134" draw:start-glue-point="10" draw:end-shape="id136" draw:end-glue-point="3" svg:d="m13260 5704h217v5h218">
            <text:p text:style-name="P1"/>
          </draw:connector>
          <draw:custom-shape draw:style-name="gr16" draw:text-style-name="P5" draw:id="id137" draw:layer="layout" svg:width="1.905cm" svg:height="0.695cm" svg:x="16.196cm" svg:y="4.454cm">
            <text:p text:style-name="P5">Real</text:p>
            <draw:enhanced-geometry svg:viewBox="0 0 21600 21600" draw:type="rectangle" draw:enhanced-path="M 0 0 L 21600 0 21600 21600 0 21600 0 0 Z N"/>
          </draw:custom-shape>
          <draw:custom-shape draw:style-name="gr16" draw:text-style-name="P5" draw:id="id138" draw:layer="layout" svg:width="1.905cm" svg:height="0.695cm" svg:x="16.197cm" svg:y="5.359cm">
            <text:p text:style-name="P5">Real</text:p>
            <draw:enhanced-geometry svg:viewBox="0 0 21600 21600" draw:type="rectangle" draw:enhanced-path="M 0 0 L 21600 0 21600 21600 0 21600 0 0 Z N"/>
          </draw:custom-shape>
          <draw:custom-shape draw:style-name="gr16" draw:text-style-name="P5" draw:id="id139"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35" draw:start-glue-point="1" draw:end-shape="id137" draw:end-glue-point="3" svg:d="m15600 4800h297v1h299">
            <text:p text:style-name="P1"/>
          </draw:connector>
          <draw:connector draw:style-name="gr4" draw:text-style-name="P6" draw:layer="layout" svg:x1="15.6cm" svg:y1="5.709cm" svg:x2="16.197cm" svg:y2="5.706cm" draw:start-shape="id136" draw:start-glue-point="1" draw:end-shape="id138" draw:end-glue-point="3" svg:d="m15600 5709h298v-3h299">
            <text:p text:style-name="P1"/>
          </draw:connector>
          <draw:connector draw:style-name="gr4" draw:text-style-name="P6" draw:layer="layout" svg:x1="15.605cm" svg:y1="10.195cm" svg:x2="16.198cm" svg:y2="10.189cm" draw:start-shape="id132" draw:start-glue-point="1" draw:end-shape="id139" draw:end-glue-point="3" svg:d="m15605 10195h296v-6h297">
            <text:p text:style-name="P1"/>
          </draw:connector>
          <draw:custom-shape draw:style-name="gr3" draw:text-style-name="P6" draw:id="id140"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41"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2"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40" draw:start-glue-point="2" draw:end-shape="id141" draw:end-glue-point="6" svg:d="m17152 7356v552h953">
            <text:p text:style-name="P1"/>
          </draw:connector>
          <draw:connector draw:style-name="gr4" draw:text-style-name="P6" draw:layer="layout" svg:x1="17.152cm" svg:y1="7.356cm" svg:x2="18.105cm" svg:y2="8.818cm" draw:start-shape="id140" draw:start-glue-point="2" draw:end-shape="id142" draw:end-glue-point="6" svg:d="m17152 7356v1462h953">
            <text:p text:style-name="P1"/>
          </draw:connector>
          <draw:custom-shape draw:style-name="gr16" draw:text-style-name="P5" draw:id="id143" draw:layer="layout" svg:width="1.905cm" svg:height="0.695cm" svg:x="19.175cm" svg:y="7.571cm">
            <text:p text:style-name="P5">Real</text:p>
            <draw:enhanced-geometry svg:viewBox="0 0 21600 21600" draw:type="rectangle" draw:enhanced-path="M 0 0 L 21600 0 21600 21600 0 21600 0 0 Z N"/>
          </draw:custom-shape>
          <draw:custom-shape draw:style-name="gr16" draw:text-style-name="P5" draw:id="id144"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41" draw:start-glue-point="10" draw:end-shape="id143" draw:end-glue-point="3" svg:d="m18740 7908h217v10h218">
            <text:p text:style-name="P1"/>
          </draw:connector>
          <draw:connector draw:style-name="gr4" draw:text-style-name="P6" draw:layer="layout" svg:x1="18.74cm" svg:y1="8.818cm" svg:x2="19.175cm" svg:y2="8.823cm" draw:start-shape="id142" draw:start-glue-point="10" draw:end-shape="id144" draw:end-glue-point="3" svg:d="m18740 8818h217v5h218">
            <text:p text:style-name="P1"/>
          </draw:connector>
          <draw:connector draw:style-name="gr4" draw:text-style-name="P6" draw:layer="layout" svg:x1="15.605cm" svg:y1="6.995cm" svg:x2="16.2cm" svg:y2="7.008cm" draw:start-shape="id131" draw:start-glue-point="1" draw:end-shape="id140" draw:end-glue-point="3" svg:d="m15605 6995h297v13h298">
            <text:p text:style-name="P1"/>
          </draw:connector>
          <draw:custom-shape draw:style-name="gr5" draw:text-style-name="P5" draw:id="id145"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37" draw:start-glue-point="1" draw:end-shape="id145" draw:end-glue-point="3" svg:d="m18101 4801h253v-4h254">
            <text:p text:style-name="P1"/>
          </draw:connector>
          <draw:custom-shape draw:style-name="gr5" draw:text-style-name="P5" draw:id="id146"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43" draw:start-glue-point="1" draw:end-shape="id146" draw:end-glue-point="3" svg:d="m21080 7918h213v-2h215">
            <text:p text:style-name="P1"/>
          </draw:connector>
          <draw:frame draw:style-name="gr42" draw:text-style-name="P1" draw:layer="layout" svg:width="5.045cm" svg:height="2.783cm" svg:x="22.055cm" svg:y="3.475cm">
            <draw:text-box>
              <text:p text:style-name="P1">Attach values to constants.</text:p>
              <text:p text:style-name="P1"><text:span text:style-name="T17">(Could also be done after flattening.)</text:span></text:p>
            </draw:text-box>
          </draw:frame>
          <draw:custom-shape draw:style-name="gr39"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5" draw:layer="layout" svg:width="5.997cm" svg:height="0.962cm" svg:x="9.74cm" svg:y="1.84cm">
            <draw:text-box>
              <text:p text:style-name="P1">Tree for one object.</text:p>
            </draw:text-box>
          </draw:frame>
          <draw:custom-shape draw:style-name="gr3" draw:text-style-name="P6" draw:id="id128"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7"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28" draw:start-glue-point="10" draw:end-shape="id147" draw:end-glue-point="3" svg:d="m13506 3518h410v22h411">
            <text:p text:style-name="P1"/>
          </draw:connector>
        </draw:g>
        <draw:custom-shape draw:style-name="gr38"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7"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draw:frame presentation:style-name="pr5"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3"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9">Overloading (method selection based on different argument types) (like C++ or Java) are future extensions.</text:p>
                  </text:list-item>
                </text:list>
              </text:list-item>
            </text:list>
            <text:list text:style-name="L2">
              <text:list-item>
                <text:list>
                  <text:list-item>
                    <text:p text:style-name="P9">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4"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draw:frame presentation:style-name="pr5" draw:text-style-name="P16" draw:layer="layout" svg:width="25.199cm" svg:height="3.473cm" svg:x="1.4cm" svg:y="0.854cm" presentation:class="title" presentation:user-transformed="true">
          <draw:text-box>
            <text:p text:style-name="P15"><text:span text:style-name="T18">Collect Attributes of Submodels Recursively</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draw:frame presentation:style-name="pr5" draw:text-style-name="P1" draw:layer="layout" svg:width="25.199cm" svg:height="3.256cm" svg:x="1.4cm" svg:y="0.962cm" presentation:class="title">
          <draw:text-box>
            <text:p text:style-name="P1">The Flattening Process</text:p>
          </draw:text-box>
        </draw:frame>
        <draw:frame draw:style-name="gr14"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4"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draw:frame presentation:style-name="pr5"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draw:frame presentation:style-name="pr5"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draw:frame presentation:style-name="pr5"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45" draw:text-style-name="P2" draw:layer="layout" svg:width="26.641cm" svg:height="3.096cm" svg:x="0.751cm" svg:y="8.955cm">
          <draw:text-box>
            <text:list text:style-name="L1">
              <text:list-item>
                <text:p text:style-name="P2">Special handling of constant setup code. (separate function?)</text:p>
              </text:list-item>
            </text:list>
            <text:list text:style-name="L1">
              <text:list-item>
                <text:p text:style-name="P3"/>
              </text:list-item>
            </text:list>
            <text:list text:style-name="L1">
              <text:list-item>
                <text:p text:style-name="P2"/>
              </text:list-item>
            </text:list>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draw:frame presentation:style-name="pr5" draw:text-style-name="P1" draw:layer="layout" svg:width="25.199cm" svg:height="3.256cm" svg:x="1.4cm" svg:y="0.962cm" presentation:class="title">
          <draw:text-box>
            <text:p text:style-name="P1">Reordering Equations</text:p>
          </draw:text-box>
        </draw:frame>
        <draw:frame draw:style-name="gr46"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draw:frame presentation:style-name="pr5" draw:text-style-name="P1" draw:layer="layout" svg:width="25.199cm" svg:height="3.256cm" svg:x="1.4cm" svg:y="0.962cm" presentation:class="title">
          <draw:text-box>
            <text:p text:style-name="P1">More</text:p>
          </draw:text-box>
        </draw:frame>
        <draw:frame draw:style-name="gr47" draw:text-style-name="P2" draw:layer="layout" svg:width="26.641cm" svg:height="5.939cm" svg:x="0.751cm" svg:y="8.103cm">
          <draw:text-box>
            <text:list text:style-name="L1">
              <text:list-item>
                <text:p text:style-name="P2">Partition data into state vector, differential (return) vector, and other data; that stays constant during the simulation (parameters, constants).</text:p>
              </text:list-item>
            </text:list>
            <text:list text:style-name="L1">
              <text:list-item>
                <text:p text:style-name="P2">Automatic differentiation, for higher solution speeds and for optimizers.</text:p>
              </text:list-item>
            </text:list>
            <text:list text:style-name="L1">
              <text:list-item>
                <text:list>
                  <text:list-item>
                    <text:p text:style-name="P9"><text:a xlink:href="http://en.wikipedia.org/wiki/Automatic_differentiation">http://en.wikipedia.org/wiki/Automatic_differentiation</text:a></text:p>
                  </text:list-item>
                </text:list>
              </text:list-item>
            </text:list>
            <text:list text:style-name="L1">
              <text:list-item>
                <text:list>
                  <text:list-item>
                    <text:p text:style-name="P9"><text:a xlink:href="http://justindomke.wordpress.com/">http://justindomke.wordpress.com/</text:a></text:p>
                  </text:list-item>
                </text:list>
              </text:list-item>
            </text:list>
            <text:list text:style-name="L1">
              <text:list-item>
                <text:list>
                  <text:list-item>
                    <text:p text:style-name="P9">ADOL-C: <text:a xlink:href="http://www.math.tu-dresden.de/~adol-c/">http://www.math.tu-dresden.de/~adol-c/</text:a> automatic differentiation for large systems. </text:p>
                  </text:list-item>
                </text:list>
              </text:list-item>
            </text:list>
            <text:list text:style-name="L1">
              <text:list-item>
                <text:list>
                  <text:list-item>
                    <text:p text:style-name="P9">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8T14:55:26</dc:date>
    <meta:printed-by>Eike Welk</meta:printed-by>
    <meta:print-date>2008-05-31T02:15:58</meta:print-date>
    <dc:language>en-US</dc:language>
    <meta:editing-cycles>140</meta:editing-cycles>
    <meta:editing-duration>P15DT1H0M38S</meta:editing-duration>
    <meta:user-defined meta:name="Info 1"/>
    <meta:user-defined meta:name="Info 2"/>
    <meta:user-defined meta:name="Info 3"/>
    <meta:user-defined meta:name="Info 4"/>
    <meta:document-statistic meta:object-count="518"/>
  </office:meta>
</office:document-meta>
</file>